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A000002530D374788BEE0C8A6.png" manifest:media-type="image/png"/>
  <manifest:file-entry manifest:full-path="Pictures/100000000000011F0000017E8931CB861FF02C8D.png" manifest:media-type="image/png"/>
  <manifest:file-entry manifest:full-path="Pictures/10000000000001990000002C5CB6675C3D918E1D.png" manifest:media-type="image/png"/>
  <manifest:file-entry manifest:full-path="Pictures/100000000000014000000176DB38BAD5BB4AE43C.png" manifest:media-type="image/png"/>
  <manifest:file-entry manifest:full-path="Pictures/10000000000001180000016B09FFB887DEA41B6A.png" manifest:media-type="image/png"/>
  <manifest:file-entry manifest:full-path="Pictures/100000000000011E0000025562FA73B125F921D9.png" manifest:media-type="image/png"/>
  <manifest:file-entry manifest:full-path="Pictures/10000000000001040000016016C479CAF5F76D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Title_20_slide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slide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20_slide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Title_20_slide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slide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20_slide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4" style:family="presentation" style:parent-style-name="Title_20_slide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slide_5f_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20_slide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7" style:family="presentation" style:parent-style-name="Title_20_slide_5f_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Captures</text:span></text:p>
          </draw:text-box>
        </draw:frame>
        <draw:frame draw:name="Shape 87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Par Faris BOULAKHSOUMI et Nicolas VIVIANI</text:span></text:p>
          </draw:text-box>
        </draw:frame>
        <draw:frame draw:name="Shape 91" presentation:style-name="pr3" draw:text-style-name="P5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draw:frame draw:style-name="gr1" draw:text-style-name="P6" draw:layer="layout" svg:width="7.125cm" svg:height="6.687cm" svg:x="16.675cm" svg:y="6.2cm">
          <draw:image xlink:href="Pictures/100000000000027A000002530D374788BEE0C8A6.png" xlink:type="simple" xlink:show="embed" xlink:actuate="onLoad">
            <text:p/>
          </draw:image>
        </draw:frame>
        <presentation:notes draw:style-name="dp2">
          <draw:page-thumbnail draw:name="Shape 83" draw:style-name="gr2" draw:layer="layout" svg:width="16.933cm" svg:height="9.524cm" svg:x="1.059cm" svg:y="1.905cm" draw:page-number="1" presentation:class="page"/>
          <draw:frame draw:name="Shape 8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17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Ex1 :</text:span></text:p>
          </draw:text-box>
        </draw:frame>
        <draw:frame draw:name="Shape 181" presentation:style-name="pr3" draw:text-style-name="P5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draw:frame draw:style-name="gr3" draw:text-style-name="P8" draw:layer="layout" svg:width="7.593cm" svg:height="10.106cm" svg:x="6.807cm" svg:y="3.2cm">
          <draw:image xlink:href="Pictures/100000000000011F0000017E8931CB861FF02C8D.png" xlink:type="simple" xlink:show="embed" xlink:actuate="onLoad">
            <text:p/>
          </draw:image>
        </draw:frame>
        <draw:frame draw:style-name="gr3" draw:text-style-name="P8" draw:layer="layout" svg:width="8.466cm" svg:height="9.894cm" svg:x="15.091cm" svg:y="3.242cm">
          <draw:image xlink:href="Pictures/100000000000014000000176DB38BAD5BB4AE43C.png" xlink:type="simple" xlink:show="embed" xlink:actuate="onLoad">
            <text:p/>
          </draw:image>
        </draw:frame>
        <presentation:notes draw:style-name="dp2">
          <draw:page-thumbnail draw:name="Shape 173" draw:style-name="gr2" draw:layer="layout" svg:width="16.932cm" svg:height="9.524cm" svg:x="1.059cm" svg:y="1.905cm" draw:page-number="2" presentation:class="page"/>
          <draw:frame draw:name="Shape 174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 presentation:presentation-page-layout-name="AL1T0">
        <draw:frame draw:name="Shape 176" presentation:style-name="pr6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Ex2 :</text:span></text:p>
          </draw:text-box>
        </draw:frame>
        <draw:frame draw:name="Shape 181" presentation:style-name="pr7" draw:text-style-name="P5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draw:frame draw:style-name="gr3" draw:text-style-name="P8" draw:layer="layout" svg:width="7.407cm" svg:height="9.603cm" svg:x="7.393cm" svg:y="3.2cm">
          <draw:image xlink:href="Pictures/10000000000001180000016B09FFB887DEA41B6A.png" xlink:type="simple" xlink:show="embed" xlink:actuate="onLoad">
            <text:p/>
          </draw:image>
        </draw:frame>
        <presentation:notes draw:style-name="dp2">
          <draw:page-thumbnail draw:name="Shape 173" draw:style-name="gr2" draw:layer="layout" svg:width="16.932cm" svg:height="9.524cm" svg:x="1.059cm" svg:y="1.905cm" draw:page-number="3" presentation:class="page"/>
          <draw:frame draw:name="Shape 174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_5f__5f_" presentation:presentation-page-layout-name="AL1T0">
        <draw:frame draw:name="Shape 176" presentation:style-name="pr9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Ex4 :</text:span></text:p>
          </draw:text-box>
        </draw:frame>
        <draw:frame draw:name="Shape 181" presentation:style-name="pr10" draw:text-style-name="P5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draw:frame draw:style-name="gr3" draw:text-style-name="P8" draw:layer="layout" svg:width="6.878cm" svg:height="9.312cm" svg:x="8.122cm" svg:y="3cm">
          <draw:image xlink:href="Pictures/10000000000001040000016016C479CAF5F76DA4.png" xlink:type="simple" xlink:show="embed" xlink:actuate="onLoad">
            <text:p/>
          </draw:image>
        </draw:frame>
        <presentation:notes draw:style-name="dp2">
          <draw:page-thumbnail draw:name="Shape 173" draw:style-name="gr2" draw:layer="layout" svg:width="16.932cm" svg:height="9.524cm" svg:x="1.059cm" svg:y="1.905cm" draw:page-number="4" presentation:class="page"/>
          <draw:frame draw:name="Shape 174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_5f__5f__5f_" presentation:presentation-page-layout-name="AL1T0">
        <draw:frame draw:name="Shape 176" presentation:style-name="pr12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Ex5 :</text:span></text:p>
          </draw:text-box>
        </draw:frame>
        <draw:frame draw:name="Shape 181" presentation:style-name="pr13" draw:text-style-name="P9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draw:frame draw:style-name="gr3" draw:text-style-name="P8" draw:layer="layout" svg:width="6.172cm" svg:height="12.887cm" svg:x="9.4cm" svg:y="1.4cm">
          <draw:image xlink:href="Pictures/100000000000011E0000025562FA73B125F921D9.png" xlink:type="simple" xlink:show="embed" xlink:actuate="onLoad">
            <text:p/>
          </draw:image>
        </draw:frame>
        <presentation:notes draw:style-name="dp2">
          <draw:page-thumbnail draw:name="Shape 173" draw:style-name="gr2" draw:layer="layout" svg:width="16.932cm" svg:height="9.524cm" svg:x="1.059cm" svg:y="1.905cm" draw:page-number="5" presentation:class="page"/>
          <draw:frame draw:name="Shape 174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_5f__5f__5f__5f_" presentation:presentation-page-layout-name="AL1T0">
        <draw:frame draw:name="Shape 176" presentation:style-name="pr15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Ex6 :</text:span></text:p>
          </draw:text-box>
        </draw:frame>
        <draw:frame draw:name="Shape 181" presentation:style-name="pr16" draw:text-style-name="P9" draw:layer="layout" svg:width="1.523cm" svg:height="1.092cm" svg:x="23.712cm" svg:y="13.194cm" presentation:class="page-number" presentation:user-transformed="true">
          <draw:text-box>
            <text:p text:style-name="P4"><text:span text:style-name="T3"><text:page-number>&lt;numéro&gt;</text:page-number></text:span></text:p>
          </draw:text-box>
        </draw:frame>
        <draw:frame draw:style-name="gr4" draw:text-style-name="P8" draw:layer="layout" svg:width="6.172cm" svg:height="12.887cm" svg:x="15.6cm" svg:y="1.2cm">
          <draw:image xlink:href="Pictures/100000000000011E0000025562FA73B125F921D9.png" xlink:type="simple" xlink:show="embed" xlink:actuate="onLoad">
            <text:p/>
          </draw:image>
        </draw:frame>
        <draw:frame draw:style-name="gr3" draw:text-style-name="P8" draw:layer="layout" svg:width="10.82cm" svg:height="1.163cm" svg:x="4.38cm" svg:y="7.237cm">
          <draw:image xlink:href="Pictures/10000000000001990000002C5CB6675C3D918E1D.png" xlink:type="simple" xlink:show="embed" xlink:actuate="onLoad">
            <text:p/>
          </draw:image>
        </draw:frame>
        <presentation:notes draw:style-name="dp2">
          <draw:page-thumbnail draw:name="Shape 173" draw:style-name="gr2" draw:layer="layout" svg:width="16.932cm" svg:height="9.524cm" svg:x="1.059cm" svg:y="1.905cm" draw:page-number="6" presentation:class="page"/>
          <draw:frame draw:name="Shape 174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" style:display-name="Objet sans remplissage et sans lign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 style:parent-style-name="Standard_5f_3">
      <style:graphic-properties draw:stroke="none" draw:fill="none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4" style:display-name="Objet sans remplissage et sans ligne_4" style:family="graphic" style:parent-style-name="Standard_5f_4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e9ed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e9edee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_5f_-background" style:display-name="Title slide__-background" style:family="presentation">
      <style:graphic-properties draw:stroke="none" draw:fill="solid" draw:fill-color="#e9edee"/>
      <style:text-properties style:letter-kerning="true"/>
    </style:style>
    <style:style style:name="Title_20_slide_5f__5f_-backgroundobjects" style:display-name="Title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_5f_-notes" style:display-name="Title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_5f_-outline1" style:display-name="Title slide__-outline1" style:family="presentation">
      <style:graphic-properties draw:stroke="none" draw:fill="none" draw:auto-grow-height="false" draw:fit-to-size="shrink-to-fit" style:shrink-to-fit="true">
        <text:list-style style:name="Title_20_slide_5f__5f_-outline1" style:display-name="Title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_5f_-outline2" style:display-name="Title slide__-outline2" style:family="presentation" style:parent-style-name="Title_20_slid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_5f_-outline3" style:display-name="Title slide__-outline3" style:family="presentation" style:parent-style-name="Title_20_slid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_5f_-outline4" style:display-name="Title slide__-outline4" style:family="presentation" style:parent-style-name="Title_20_slid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_5f_-outline5" style:display-name="Title slide__-outline5" style:family="presentation" style:parent-style-name="Title_20_slide_5f__5f_-outline4">
      <style:paragraph-properties fo:margin-top="0.1cm" fo:margin-bottom="0cm"/>
      <style:text-properties fo:font-size="20pt" style:font-size-asian="20pt" style:font-size-complex="20pt"/>
    </style:style>
    <style:style style:name="Title_20_slide_5f__5f_-outline6" style:display-name="Title slide__-outline6" style:family="presentation" style:parent-style-name="Title_20_slide_5f__5f_-outline5">
      <style:paragraph-properties fo:margin-top="0.1cm" fo:margin-bottom="0cm"/>
      <style:text-properties fo:font-size="20pt" style:font-size-asian="20pt" style:font-size-complex="20pt"/>
    </style:style>
    <style:style style:name="Title_20_slide_5f__5f_-outline7" style:display-name="Title slide__-outline7" style:family="presentation" style:parent-style-name="Title_20_slide_5f__5f_-outline6">
      <style:paragraph-properties fo:margin-top="0.1cm" fo:margin-bottom="0cm"/>
      <style:text-properties fo:font-size="20pt" style:font-size-asian="20pt" style:font-size-complex="20pt"/>
    </style:style>
    <style:style style:name="Title_20_slide_5f__5f_-outline8" style:display-name="Title slide__-outline8" style:family="presentation" style:parent-style-name="Title_20_slide_5f__5f_-outline7">
      <style:paragraph-properties fo:margin-top="0.1cm" fo:margin-bottom="0cm"/>
      <style:text-properties fo:font-size="20pt" style:font-size-asian="20pt" style:font-size-complex="20pt"/>
    </style:style>
    <style:style style:name="Title_20_slide_5f__5f_-outline9" style:display-name="Title slide__-outline9" style:family="presentation" style:parent-style-name="Title_20_slide_5f__5f_-outline8">
      <style:paragraph-properties fo:margin-top="0.1cm" fo:margin-bottom="0cm"/>
      <style:text-properties fo:font-size="20pt" style:font-size-asian="20pt" style:font-size-complex="20pt"/>
    </style:style>
    <style:style style:name="Title_20_slide_5f__5f_-subtitle" style:display-name="Title slide__-subtitle" style:family="presentation">
      <style:graphic-properties draw:stroke="none" draw:fill="none" draw:textarea-vertical-align="middle">
        <text:list-style style:name="Title_20_slide_5f__5f_-subtitle" style:display-name="Title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_5f_-title" style:display-name="Title slide__-title" style:family="presentation">
      <style:graphic-properties draw:stroke="none" draw:fill="none" draw:textarea-vertical-align="middle">
        <text:list-style style:name="Title_20_slide_5f__5f_-title" style:display-name="Title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_5f__5f_-background" style:display-name="Title slide___-background" style:family="presentation">
      <style:graphic-properties draw:stroke="none" draw:fill="solid" draw:fill-color="#e9edee"/>
      <style:text-properties style:letter-kerning="true"/>
    </style:style>
    <style:style style:name="Title_20_slide_5f__5f__5f_-backgroundobjects" style:display-name="Title sl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_5f__5f_-notes" style:display-name="Title sl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_5f__5f_-outline1" style:display-name="Title slide___-outline1" style:family="presentation">
      <style:graphic-properties draw:stroke="none" draw:fill="none" draw:auto-grow-height="false" draw:fit-to-size="shrink-to-fit" style:shrink-to-fit="true">
        <text:list-style style:name="Title_20_slide_5f__5f__5f_-outline1" style:display-name="Title sl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_5f__5f_-outline2" style:display-name="Title slide___-outline2" style:family="presentation" style:parent-style-name="Title_20_slide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_5f__5f_-outline3" style:display-name="Title slide___-outline3" style:family="presentation" style:parent-style-name="Title_20_slide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_5f__5f_-outline4" style:display-name="Title slide___-outline4" style:family="presentation" style:parent-style-name="Title_20_slide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_5f__5f_-outline5" style:display-name="Title slide___-outline5" style:family="presentation" style:parent-style-name="Title_20_slide_5f__5f__5f_-outline4">
      <style:paragraph-properties fo:margin-top="0.1cm" fo:margin-bottom="0cm"/>
      <style:text-properties fo:font-size="20pt" style:font-size-asian="20pt" style:font-size-complex="20pt"/>
    </style:style>
    <style:style style:name="Title_20_slide_5f__5f__5f_-outline6" style:display-name="Title slide___-outline6" style:family="presentation" style:parent-style-name="Title_20_slide_5f__5f__5f_-outline5">
      <style:paragraph-properties fo:margin-top="0.1cm" fo:margin-bottom="0cm"/>
      <style:text-properties fo:font-size="20pt" style:font-size-asian="20pt" style:font-size-complex="20pt"/>
    </style:style>
    <style:style style:name="Title_20_slide_5f__5f__5f_-outline7" style:display-name="Title slide___-outline7" style:family="presentation" style:parent-style-name="Title_20_slide_5f__5f__5f_-outline6">
      <style:paragraph-properties fo:margin-top="0.1cm" fo:margin-bottom="0cm"/>
      <style:text-properties fo:font-size="20pt" style:font-size-asian="20pt" style:font-size-complex="20pt"/>
    </style:style>
    <style:style style:name="Title_20_slide_5f__5f__5f_-outline8" style:display-name="Title slide___-outline8" style:family="presentation" style:parent-style-name="Title_20_slide_5f__5f__5f_-outline7">
      <style:paragraph-properties fo:margin-top="0.1cm" fo:margin-bottom="0cm"/>
      <style:text-properties fo:font-size="20pt" style:font-size-asian="20pt" style:font-size-complex="20pt"/>
    </style:style>
    <style:style style:name="Title_20_slide_5f__5f__5f_-outline9" style:display-name="Title slide___-outline9" style:family="presentation" style:parent-style-name="Title_20_slide_5f__5f__5f_-outline8">
      <style:paragraph-properties fo:margin-top="0.1cm" fo:margin-bottom="0cm"/>
      <style:text-properties fo:font-size="20pt" style:font-size-asian="20pt" style:font-size-complex="20pt"/>
    </style:style>
    <style:style style:name="Title_20_slide_5f__5f__5f_-subtitle" style:display-name="Title slide___-subtitle" style:family="presentation">
      <style:graphic-properties draw:stroke="none" draw:fill="none" draw:textarea-vertical-align="middle">
        <text:list-style style:name="Title_20_slide_5f__5f__5f_-subtitle" style:display-name="Title slid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_5f__5f_-title" style:display-name="Title slide___-title" style:family="presentation">
      <style:graphic-properties draw:stroke="none" draw:fill="none" draw:textarea-vertical-align="middle">
        <text:list-style style:name="Title_20_slide_5f__5f__5f_-title" style:display-name="Title slid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_5f__5f__5f_-background" style:display-name="Title slide____-background" style:family="presentation">
      <style:graphic-properties draw:stroke="none" draw:fill="solid" draw:fill-color="#e9edee"/>
      <style:text-properties style:letter-kerning="true"/>
    </style:style>
    <style:style style:name="Title_20_slide_5f__5f__5f__5f_-backgroundobjects" style:display-name="Title slid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_5f__5f__5f_-notes" style:display-name="Title slid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_5f__5f__5f_-outline1" style:display-name="Title slide____-outline1" style:family="presentation">
      <style:graphic-properties draw:stroke="none" draw:fill="none" draw:auto-grow-height="false" draw:fit-to-size="shrink-to-fit" style:shrink-to-fit="true">
        <text:list-style style:name="Title_20_slide_5f__5f__5f__5f_-outline1" style:display-name="Title slide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_5f__5f__5f_-outline2" style:display-name="Title slide____-outline2" style:family="presentation" style:parent-style-name="Title_20_slide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_5f__5f__5f_-outline3" style:display-name="Title slide____-outline3" style:family="presentation" style:parent-style-name="Title_20_slide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_5f__5f__5f_-outline4" style:display-name="Title slide____-outline4" style:family="presentation" style:parent-style-name="Title_20_slide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5f__5f__5f__5f_-outline5" style:display-name="Title slide____-outline5" style:family="presentation" style:parent-style-name="Title_20_slide_5f__5f__5f__5f_-outline4">
      <style:paragraph-properties fo:margin-top="0.1cm" fo:margin-bottom="0cm"/>
      <style:text-properties fo:font-size="20pt" style:font-size-asian="20pt" style:font-size-complex="20pt"/>
    </style:style>
    <style:style style:name="Title_20_slide_5f__5f__5f__5f_-outline6" style:display-name="Title slide____-outline6" style:family="presentation" style:parent-style-name="Title_20_slide_5f__5f__5f__5f_-outline5">
      <style:paragraph-properties fo:margin-top="0.1cm" fo:margin-bottom="0cm"/>
      <style:text-properties fo:font-size="20pt" style:font-size-asian="20pt" style:font-size-complex="20pt"/>
    </style:style>
    <style:style style:name="Title_20_slide_5f__5f__5f__5f_-outline7" style:display-name="Title slide____-outline7" style:family="presentation" style:parent-style-name="Title_20_slide_5f__5f__5f__5f_-outline6">
      <style:paragraph-properties fo:margin-top="0.1cm" fo:margin-bottom="0cm"/>
      <style:text-properties fo:font-size="20pt" style:font-size-asian="20pt" style:font-size-complex="20pt"/>
    </style:style>
    <style:style style:name="Title_20_slide_5f__5f__5f__5f_-outline8" style:display-name="Title slide____-outline8" style:family="presentation" style:parent-style-name="Title_20_slide_5f__5f__5f__5f_-outline7">
      <style:paragraph-properties fo:margin-top="0.1cm" fo:margin-bottom="0cm"/>
      <style:text-properties fo:font-size="20pt" style:font-size-asian="20pt" style:font-size-complex="20pt"/>
    </style:style>
    <style:style style:name="Title_20_slide_5f__5f__5f__5f_-outline9" style:display-name="Title slide____-outline9" style:family="presentation" style:parent-style-name="Title_20_slide_5f__5f__5f__5f_-outline8">
      <style:paragraph-properties fo:margin-top="0.1cm" fo:margin-bottom="0cm"/>
      <style:text-properties fo:font-size="20pt" style:font-size-asian="20pt" style:font-size-complex="20pt"/>
    </style:style>
    <style:style style:name="Title_20_slide_5f__5f__5f__5f_-subtitle" style:display-name="Title slide____-subtitle" style:family="presentation">
      <style:graphic-properties draw:stroke="none" draw:fill="none" draw:textarea-vertical-align="middle">
        <text:list-style style:name="Title_20_slide_5f__5f__5f__5f_-subtitle" style:display-name="Title slide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_5f__5f__5f_-title" style:display-name="Title slide____-title" style:family="presentation">
      <style:graphic-properties draw:stroke="none" draw:fill="none" draw:textarea-vertical-align="middle">
        <text:list-style style:name="Title_20_slide_5f__5f__5f__5f_-title" style:display-name="Title slide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slide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20_slide_5f_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slide_5f_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slide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slide_5f__5f_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slide_5f__5f_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slide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20_slide_5f__5f__5f_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0_slide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Title_20_slid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Shape 16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Shape 10" draw:style-name="Mgr6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7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8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Title_20_slide_5f_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Shape 16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_5f__5f_" style:display-name="Title slide__" style:page-layout-name="PM1" draw:style-name="Mdp1">
      <draw:custom-shape draw:name="Shape 10" draw:style-name="Mgr6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7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8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Title_20_slide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Shape 16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_20_slid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5f__5f_-title" draw:layer="backgroundobjects" svg:width="19.798cm" svg:height="11.136cm" svg:x="0.6cm" svg:y="2.257cm" presentation:class="page"/>
        <draw:frame presentation:style-name="Title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_5f__5f__5f_" style:display-name="Title slide___" style:page-layout-name="PM1" draw:style-name="Mdp1">
      <draw:custom-shape draw:name="Shape 10" draw:style-name="Mgr6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7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8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Title_20_slide_5f_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Shape 16" presentation:style-name="Mpr10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_20_slide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5f__5f__5f_-title" draw:layer="backgroundobjects" svg:width="19.798cm" svg:height="11.136cm" svg:x="0.6cm" svg:y="2.257cm" presentation:class="page"/>
        <draw:frame presentation:style-name="Title_20_slid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_5f__5f__5f__5f_" style:display-name="Title slide____" style:page-layout-name="PM1" draw:style-name="Mdp1">
      <draw:custom-shape draw:name="Shape 10" draw:style-name="Mgr6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7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8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Title_20_slide_5f__5f_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Shape 16" presentation:style-name="Mpr13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_20_slide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5f__5f__5f__5f_-title" draw:layer="backgroundobjects" svg:width="19.798cm" svg:height="11.136cm" svg:x="0.6cm" svg:y="2.257cm" presentation:class="page"/>
        <draw:frame presentation:style-name="Title_20_slide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03T10:50:32.204000000</dc:date>
    <meta:editing-duration>PT20M9S</meta:editing-duration>
    <meta:editing-cycles>9</meta:editing-cycles>
    <meta:generator>LibreOffice/6.0.6.2$Windows_X86_64 LibreOffice_project/0c292870b25a325b5ed35f6b45599d2ea4458e77</meta:generator>
    <meta:document-statistic meta:object-count="108"/>
  </office:meta>
</office:document-meta>
</file>